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FixedSys" svg:font-family="FixedSys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4.974cm" fo:margin-right="0cm" fo:text-indent="0cm" style:auto-text-indent="false"/>
      <style:text-properties style:font-name="Tahoma" fo:font-size="24pt" style:font-size-asian="24pt" style:font-size-complex="24pt"/>
    </style:style>
    <style:style style:name="P2" style:family="paragraph" style:parent-style-name="Standard">
      <style:paragraph-properties fo:margin-left="5.609cm" fo:margin-right="0cm" fo:text-indent="0cm" style:auto-text-indent="false"/>
      <style:text-properties style:font-name="Tahoma" fo:font-size="12pt" style:font-size-asian="12pt" style:font-size-complex="12pt"/>
    </style:style>
    <style:style style:name="P3" style:family="paragraph" style:parent-style-name="Standard">
      <style:paragraph-properties fo:margin-left="4.974cm" fo:margin-right="0cm" fo:text-indent="0cm" style:auto-text-indent="false"/>
      <style:text-properties style:font-name="Tahoma" fo:font-size="12pt" style:font-size-asian="12pt" style:font-size-complex="12pt"/>
    </style:style>
    <style:style style:name="P4" style:family="paragraph" style:parent-style-name="Standard">
      <style:text-properties style:font-name="Tahoma" fo:font-style="italic" style:font-style-asian="italic" style:font-style-complex="italic"/>
    </style:style>
    <style:style style:name="P5" style:family="paragraph" style:parent-style-name="Standard">
      <style:text-properties style:font-name="Tahoma"/>
    </style:style>
    <style:style style:name="P6" style:family="paragraph" style:parent-style-name="Standard">
      <style:text-properties style:font-name="Tahom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0pt" style:font-size-asian="10pt" style:font-size-complex="10pt"/>
    </style:style>
    <style:style style:name="P8" style:family="paragraph" style:parent-style-name="Standard" style:list-style-name="L1">
      <style:text-properties style:font-name="Tahoma" fo:font-size="10pt" style:font-size-asian="10pt" style:font-size-complex="10pt"/>
    </style:style>
    <style:style style:name="P9" style:family="paragraph" style:parent-style-name="Standard" style:list-style-name="L1">
      <style:text-properties style:font-name="Tahoma" fo:font-size="10pt" fo:language="es" fo:country="ES" style:font-size-asian="10pt" style:font-size-complex="10pt"/>
    </style:style>
    <style:style style:name="P10" style:family="paragraph" style:parent-style-name="Standard">
      <style:text-properties style:font-name="Tahoma" fo:font-size="10pt" fo:language="es" fo:country="ES" style:font-size-asian="10pt" style:font-size-complex="10pt"/>
    </style:style>
    <style:style style:name="P11" style:family="paragraph" style:parent-style-name="Standard">
      <style:text-properties style:font-name="Tahoma" fo:font-size="12pt" fo:language="es" fo:country="ES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0pt" fo:language="es" fo:country="ES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2.249cm" fo:margin-right="0cm" fo:text-indent="-1.958cm" style:auto-text-indent="false">
        <style:tab-stops>
          <style:tab-stop style:position="0.873cm"/>
        </style:tab-stops>
      </style:paragraph-properties>
      <style:text-properties style:font-name="Tahoma" fo:font-size="10pt" fo:language="es" fo:country="ES" style:font-size-asian="10pt" style:font-size-complex="10pt"/>
    </style:style>
    <style:style style:name="P14" style:family="paragraph" style:parent-style-name="Standard">
      <style:text-properties fo:color="#000000" style:font-name="Tahoma" fo:font-size="10pt" fo:language="es" fo:country="ES" fo:font-style="italic" style:font-name-asian="FixedSys" style:font-size-asian="10pt" style:font-style-asian="italic" style:font-name-complex="FixedSys" style:font-size-complex="10pt" style:font-style-complex="italic"/>
    </style:style>
    <style:style style:name="P15" style:family="paragraph" style:parent-style-name="Standard">
      <style:text-properties fo:color="#000000" style:font-name="Tahoma" fo:font-size="10pt" fo:language="es" fo:country="ES" fo:font-style="normal" style:font-name-asian="FixedSys" style:font-size-asian="10pt" style:font-style-asian="normal" style:font-name-complex="FixedSys" style:font-size-complex="10pt" style:font-style-complex="normal"/>
    </style:style>
    <style:style style:name="P16" style:family="paragraph" style:parent-style-name="Standard">
      <style:text-properties fo:color="#000000" style:font-name="FixedSys" fo:font-size="10pt" fo:language="es" fo:country="ES" style:font-name-asian="FixedSys" style:font-size-asian="10pt" style:font-name-complex="FixedSys" style:font-size-complex="10pt"/>
    </style:style>
    <style:style style:name="P17" style:family="paragraph" style:parent-style-name="Standard">
      <style:text-properties fo:color="#000000" style:font-name="Tahoma" fo:font-size="10pt" fo:language="es" fo:country="ES" fo:font-weight="normal" style:font-name-asian="FixedSys" style:font-size-asian="10pt" style:font-weight-asian="normal" style:font-name-complex="FixedSys" style:font-size-complex="10pt" style:font-weight-complex="normal"/>
    </style:style>
    <style:style style:name="P18" style:family="paragraph" style:parent-style-name="Standard">
      <style:paragraph-properties fo:margin-left="1.905cm" fo:margin-right="0cm" fo:text-indent="-0.688cm" style:auto-text-indent="false">
        <style:tab-stops/>
      </style:paragraph-properties>
      <style:text-properties style:font-name="Tahoma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1.905cm" fo:margin-right="0cm" fo:text-indent="-0.688cm" style:auto-text-indent="false">
        <style:tab-stops/>
      </style:paragraph-properties>
      <style:text-properties style:font-name="Tahoma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left="1.905cm" fo:margin-right="0cm" fo:text-indent="-0.688cm" style:auto-text-indent="false">
        <style:tab-stops/>
      </style:paragraph-properties>
      <style:text-properties fo:color="#000000" style:font-name="Tahoma" fo:font-size="10pt" fo:language="es" fo:country="ES" fo:font-style="normal" style:font-name-asian="FixedSys" style:font-size-asian="10pt" style:font-style-asian="normal" style:font-name-complex="FixedSys" style:font-size-complex="10pt" style:font-style-complex="normal"/>
    </style:style>
    <style:style style:name="P21" style:family="paragraph" style:parent-style-name="Standard">
      <style:paragraph-properties fo:margin-left="1.905cm" fo:margin-right="0cm" fo:text-indent="-0.688cm" style:auto-text-indent="false" style:text-autospace="none">
        <style:tab-stops/>
      </style:paragraph-properties>
      <style:text-properties style:font-name="Tahoma" fo:language="es" fo:country="ES"/>
    </style:style>
    <style:style style:name="P22" style:family="paragraph" style:parent-style-name="Standard">
      <style:text-properties style:font-name="Tahoma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Tahoma" fo:font-size="10pt" fo:language="es" fo:country="ES" fo:font-style="italic" style:font-name-asian="FixedSys" style:font-size-asian="10pt" style:font-style-asian="italic" style:font-name-complex="FixedSys" style:font-size-complex="10pt" style:font-style-complex="italic"/>
    </style:style>
    <style:style style:name="P24" style:family="paragraph" style:parent-style-name="Standard">
      <style:paragraph-properties fo:margin-left="1.905cm" fo:margin-right="0cm" fo:text-indent="-0.688cm" style:auto-text-indent="false">
        <style:tab-stops/>
      </style:paragraph-properties>
      <style:text-properties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1.905cm" fo:margin-right="0cm" fo:text-indent="-0.688cm" style:auto-text-indent="false">
        <style:tab-stops/>
      </style:paragraph-properties>
      <style:text-properties style:font-name="Tahoma" fo:font-size="10pt" fo:language="es" fo:country="ES" fo:font-style="normal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1.217cm" fo:margin-right="0cm" fo:text-indent="0cm" style:auto-text-indent="false">
        <style:tab-stops/>
      </style:paragraph-properties>
      <style:text-properties style:font-name="Tahoma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Tahoma" fo:font-size="10pt" fo:language="es" fo:country="ES" fo:font-style="italic" style:font-name-asian="FixedSys" style:font-size-asian="10pt" style:font-style-asian="italic" style:font-name-complex="FixedSys" style:font-size-complex="10pt" style:font-style-complex="itali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Tahoma" fo:font-size="10pt" fo:language="es" fo:country="ES" fo:font-style="normal" style:font-name-asian="FixedSys" style:font-size-asian="10pt" style:font-style-asian="normal" style:font-name-complex="FixedSys" style:font-size-complex="10pt" style:font-style-complex="normal"/>
    </style:style>
    <style:style style:name="P29" style:family="paragraph" style:parent-style-name="Standard">
      <style:paragraph-properties style:text-autospace="none"/>
      <style:text-properties style:font-name="Tahoma"/>
    </style:style>
    <style:style style:name="P30" style:family="paragraph" style:parent-style-name="Standard">
      <style:paragraph-properties style:text-autospace="none"/>
      <style:text-properties fo:color="#008000" style:font-name="Tahoma" fo:font-size="10pt" fo:language="es" fo:country="ES" style:font-name-asian="FixedSys" style:font-size-asian="10pt" style:font-name-complex="FixedSys" style:font-size-complex="10pt"/>
    </style:style>
    <style:style style:name="P31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  <style:text-properties fo:color="#008000" style:font-name="Tahoma" fo:font-size="10pt" fo:language="es" fo:country="ES" fo:font-style="normal" style:font-name-asian="FixedSys" style:font-size-asian="10pt" style:font-style-asian="normal" style:font-name-complex="FixedSys" style:font-size-complex="10pt" style:font-style-complex="normal"/>
    </style:style>
    <style:style style:name="P32" style:family="paragraph" style:parent-style-name="Standard">
      <style:paragraph-properties style:text-autospace="none"/>
      <style:text-properties fo:color="#000000" style:font-name="Tahoma" fo:font-size="10pt" fo:language="es" fo:country="ES" style:font-name-asian="FixedSys" style:font-size-asian="10pt" style:font-name-complex="FixedSys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color="#000000" fo:language="es" fo:country="ES" style:font-name-asian="FixedSys" style:font-name-complex="FixedSys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000000" fo:font-size="10pt" fo:language="es" fo:country="ES" style:font-name-asian="FixedSys" style:font-size-asian="10pt" style:font-name-complex="FixedSys" style:font-size-complex="10pt"/>
    </style:style>
    <style:style style:name="T11" style:family="text">
      <style:text-properties fo:color="#008000" fo:font-size="10pt" fo:language="es" fo:country="ES" style:font-name-asian="FixedSys" style:font-size-asian="10pt" style:font-name-complex="FixedSys" style:font-size-complex="10pt"/>
    </style:style>
    <style:style style:name="T12" style:family="text">
      <style:text-properties fo:color="#0000ff" fo:font-size="10pt" fo:language="es" fo:country="ES" style:font-name-asian="FixedSys" style:font-size-asian="10pt" style:font-name-complex="FixedSys" style:font-size-complex="10pt"/>
    </style:style>
    <style:style style:name="T13" style:family="text">
      <style:text-properties fo:color="#008080" fo:font-size="10pt" fo:language="es" fo:country="ES" style:font-name-asian="FixedSys" style:font-size-asian="10pt" style:font-name-complex="FixedSys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7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_byte v0.2</text:p>
      <text:p text:style-name="P1"/>
      <text:p text:style-name="P2"><text:span text:style-name="T1">P</text:span><text:span text:style-name="T2">aquete para el manejo de </text:span><text:span text:style-name="T3">b</text:span><text:span text:style-name="T2">ytes en Ada95</text:span></text:p>
      <text:p text:style-name="P3"/>
      <text:p text:style-name="Standard"/>
      <text:p text:style-name="Standard"/>
      <text:p text:style-name="P4">Document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- Objetivos v0.2</text:p>
      <text:p text:style-name="P7"/>
      <text:p text:style-name="P7"/>
      <text:list text:style-name="L1">
        <text:list-item>
          <text:list>
            <text:list-item>
              <text:p text:style-name="P8">Paquete de implementac<text:span text:style-name="T4">ión</text:span> de un TAD par<text:span text:style-name="T4">a el</text:span> manejo de bytes y bits</text:p>
            </text:list-item>
            <text:list-item>
              <text:p text:style-name="P8">Conversión entre bytes, bits, enteros cortos y caracteres.</text:p>
            </text:list-item>
            <text:list-item>
              <text:p text:style-name="P8">Operaciones de lógica booleana</text:p>
            </text:list-item>
            <text:list-item>
              <text:p text:style-name="P8">Manejo de ficheros binarios directos y secuenciales.</text:p>
            </text:list-item>
            <text:list-item>
              <text:p text:style-name="P8">Imp<text:span text:style-name="T4">lementación de operaciones de entrada y salida para ficheros binarios.</text:span></text:p>
            </text:list-item>
            <text:list-item>
              <text:p text:style-name="P9">Soporte de excepciones.</text:p>
            </text:list-item>
          </text:list>
        </text:list-item>
      </text:list>
      <text:p text:style-name="P10"/>
      <text:p text:style-name="P10"/>
      <text:p text:style-name="P10"/>
      <text:p text:style-name="P11">2- Especificación del TAD</text:p>
      <text:p text:style-name="P10"/>
      <text:p text:style-name="P10"/>
      <text:p text:style-name="P12">- Conjuntos de valores</text:p>
      <text:p text:style-name="P12"/>
      <text:p text:style-name="P13"><text:span text:style-name="T1">Bit</text:span> – Conjunto característico formado por un 1 o un 0.</text:p>
      <text:p text:style-name="P13"><text:span text:style-name="T1">Byte</text:span> – Conjunto formado por la agrupación de 8 bits, uno detrás de otro.</text:p>
      <text:p text:style-name="P13"><text:span text:style-name="T1">Position</text:span> – Conjunto que representa las posiciones de los bits dentro de un byte. Va de 1 a 8.</text:p>
      <text:p text:style-name="P13"><text:span text:style-name="T1">T_Binary_File</text:span> – Conjunto que representa el símbolo lógico de un archivo formado por bytes.</text:p>
      <text:p text:style-name="P13"><text:span text:style-name="T1">T_Mode</text:span> – Conjunto formado por las diferentes posibilidades de apertura o creación de un fichero binario T_Binary_file. Está formado por In_File, Inout_File, Out_File, cuyo significado es el mismo que el Mode de Ada.direct_IO.</text:p>
      <text:p text:style-name="P13"/>
      <text:p text:style-name="P14">- Conjuntos de valores externos que participan en el TAD</text:p>
      <text:p text:style-name="P14"><text:s/></text:p>
      <text:p text:style-name="P15"><text:span text:style-name="T1"><text:s text:c="2"/>Boolean</text:span>; <text:span text:style-name="T1">Integer</text:span>; <text:span text:style-name="T1">Character</text:span>; <text:span text:style-name="T1">String</text:span>; <text:span text:style-name="T1">Natural</text:span>; <text:span text:style-name="T1">Positive</text:span>.</text:p>
      <text:p text:style-name="P16"/>
      <text:p text:style-name="P17"><text:span text:style-name="T5">Nota</text:span>: <text:span text:style-name="T6">Position</text:span> se puede convertir directamente a entero o un tipo similar con la operación “Integer()” o “Positive()”</text:p>
      <text:p text:style-name="P16"/>
      <text:p text:style-name="P16"/>
      <text:p text:style-name="P7"><text:span text:style-name="T6">- Con</text:span><text:span text:style-name="T7">structores</text:span></text:p>
      <text:p text:style-name="P18"/>
      <text:p text:style-name="P19"><text:span text:style-name="T1">Init_byte</text:span>: -&gt; Byte</text:p>
      <text:p text:style-name="P19"><text:tab/>Init_byte devuelve un byte formado por 8 bits de valor 0: '00000000'</text:p>
      <text:p text:style-name="P19"/>
      <text:p text:style-name="P19"><text:span text:style-name="T1">Zero</text:span>: -&gt; Bit</text:p>
      <text:p text:style-name="P19"><text:tab/>Zero devuelve un bit de valor '0'</text:p>
      <text:p text:style-name="P19"/>
      <text:p text:style-name="P19"><text:span text:style-name="T1">One</text:span>: -&gt; Bit</text:p>
      <text:p text:style-name="P20"><text:tab/>One devuelve un bit de valor '1'</text:p>
      <text:p text:style-name="P21"/>
      <text:p text:style-name="P22">- Ope<text:span text:style-name="T4">raciones</text:span></text:p>
      <text:p text:style-name="P10"/>
      <text:p text:style-name="P19"/>
      <text:p text:style-name="P19"><text:span text:style-name="T1">Create_byte</text:span>: Bit x Bit x Bit x Bit x Bit x Bit x Bit x Bit-&gt; Byte</text:p>
      <text:p text:style-name="P19"><text:tab/>Create_byte(B0,B1,B2,B3,B4,B5,B6,B7) devuelve un byte de valor 'B0B1B2B3B4B5B6B7'.</text:p>
      <text:p text:style-name="P19"><text:tab/>Si B0..B7=0, Create_byte(B0,B1,B2,B3,B4,B5,B6,B7)=Init_byte</text:p>
      <text:p text:style-name="P19"/>
      <text:p text:style-name="P19"><text:span text:style-name="T1">Look_bit</text:span>: Byte x Position -&gt; Bit</text:p>
      <text:p text:style-name="P20"><text:tab/>Look_bit(B,P) devuelve el valor del bit cuya posición en B es P. Si P=8, devuelve el valor del bit menos significativo.</text:p>
      <text:p text:style-name="P20"/>
      <text:p text:style-name="P19"><text:span text:style-name="T1">Change_bit</text:span>: Byte x Bit x Position -&gt; Byte</text:p>
      <text:p text:style-name="P20"><text:tab/>Change_bit(B,X,P) modifica el valor del bit de B cuya posición es P por el valor X.</text:p>
      <text:p text:style-name="P20"/>
      <text:p text:style-name="P19"><text:span text:style-name="T1">Is_Zero</text:span>: Bit -&gt; Boolean</text:p>
      <text:p text:style-name="P20"><text:tab/>Is_zero(B) devuelve TRUE si B=0, sino devuelve FALSE.</text:p>
      <text:p text:style-name="P20"/>
      <text:p text:style-name="P19"><text:span text:style-name="T1">Is_One</text:span>: Bit -&gt; Boolean</text:p>
      <text:p text:style-name="P20"><text:tab/>Is_One(B) devuelve False si B=1, sino devuelve FALSE.</text:p>
      <text:p text:style-name="P20"/>
      <text:p text:style-name="P20"/>
      <text:list text:style-name="L2">
        <text:list-item>
          <text:p text:style-name="P23">Operaciones de conversión</text:p>
          <text:p text:style-name="P23"/>
        </text:list-item>
      </text:list>
      <text:p text:style-name="P19"><text:span text:style-name="T1">To_byte</text:span>: Integer -&gt; Byte</text:p>
      <text:p text:style-name="P20"><text:tab/>To_byte(I) devuelve el byte que corresponde al entero I. Por ejemplo si I=4, devuelve '00000100'. Si I vale más de 255 o menos de 0 (es decir, si no es un número binario natural sin signo de 8 bits), el resultado es indefinido.</text:p>
      <text:p text:style-name="P20"/>
      <text:p text:style-name="P19"><text:span text:style-name="T1">To_Integer</text:span>: Byte -&gt; Integer</text:p>
      <text:p text:style-name="P20"><text:tab/>To_Integer(B) devuelve el entero representado por el byte B en BNSS (binario natural sin signo). Por ejemplo, B='00001111' la función devolvería '15'.</text:p>
      <text:p text:style-name="P20"/>
      <text:p text:style-name="P19"><text:span text:style-name="T1">To_byte</text:span>: Character -&gt; Byte</text:p>
      <text:p text:style-name="P20"><text:tab/>To_byte(C) devuelve el byte que corresponde al caracter C según el ASCII.</text:p>
      <text:p text:style-name="P24"/>
      <text:p text:style-name="P19"><text:span text:style-name="T1">To_Character</text:span>: Byte -&gt; Character</text:p>
      <text:p text:style-name="P20"><text:tab/>To_Character(B) devuelve el caracter ASCII que corresponde al byte B.</text:p>
      <text:p text:style-name="P20"/>
      <text:p text:style-name="P19"><text:span text:style-name="T1">To_bit</text:span>: Integer -&gt; bit</text:p>
      <text:p text:style-name="P20"><text:tab/>To_bit(I) devuelve el bit '0' si I=0, cualquier otro valor para I devuelve el bit '1'.</text:p>
      <text:p text:style-name="P20"/>
      <text:p text:style-name="P19"><text:span text:style-name="T1">To_Integer</text:span>: bit -&gt; Integer</text:p>
      <text:p text:style-name="P20"><text:tab/>To_Integer(B) devuelve el valor del bit en forma entera. Si el bit B es '1', devuelve el entero '1'. Si el bit B es '0', devuelve el entero '0'</text:p>
      <text:p text:style-name="P20"/>
      <text:list text:style-name="L2">
        <text:list-item>
          <text:p text:style-name="P23">Operaciones de lógica booleana</text:p>
        </text:list-item>
      </text:list>
      <text:p text:style-name="P20"/>
      <text:p text:style-name="P19"><text:span text:style-name="T1">Not</text:span>: Bit -&gt; Bit</text:p>
      <text:p text:style-name="P19"><text:tab/>Not B devuelve el otro valor posible de bit: si B=0 devuelve 1, sino devuelve 0. Not Zero=One y Not One=Zero.</text:p>
      <text:p text:style-name="P19"/>
      <text:p text:style-name="P19"><text:span text:style-name="T1">Or</text:span>: Bit x Bit -&gt; Bit</text:p>
      <text:p text:style-name="P19"><text:tab/>A or B devuelve el resultado de aplicar un Or entre A y B según la lógica booleana.</text:p>
      <text:p text:style-name="P19"><text:tab/>Si A y/o B es 1, esta ope<text:span text:style-name="T4">ración</text:span> dev<text:span text:style-name="T4">uelve un uno. Solo devuelve cero cuando A y B son 0.</text:span></text:p>
      <text:p text:style-name="P25"/>
      <text:p text:style-name="P19"><text:span text:style-name="T1">And</text:span>: Bit x Bit -&gt; Bit</text:p>
      <text:p text:style-name="P19"><text:tab/>A And B devuelve el resultado de aplicar un And entre A y B según la lógica booleana.</text:p>
      <text:p text:style-name="P25"><text:tab/>Esta operación devuelve un uno solamente cuando A y B valgan 1. Si A y/o B valen 0, devuelve un 0.</text:p>
      <text:p text:style-name="P19"/>
      <text:p text:style-name="P19"><text:span text:style-name="T1">Xor</text:span>: Bit x Bit -&gt; Bit</text:p>
      <text:p text:style-name="P19"><text:tab/>A xor B devuelve el resultado de aplicar un Xor entre A y B según la lógica booleana.</text:p>
      <text:p text:style-name="P19"><text:tab/>Si A o B es 1, esta ope<text:span text:style-name="T4">ración</text:span> dev<text:span text:style-name="T4">uelve un uno. Solo devuelve cero cuando A y B valen lo mismo (es decir, cuando tanto A como B valen uno o cuando tanto A como B valen 0).</text:span></text:p>
      <text:p text:style-name="P25"/>
      <text:p text:style-name="P26"><text:span text:style-name="T1">Not</text:span>: Byte -&gt; Byte</text:p>
      <text:p text:style-name="P20"><text:tab/>Not B devuelve un byte cuyos bits han sido invertidos. <text:line-break/>Si B='10101100', Not B='01010011'.</text:p>
      <text:p text:style-name="P20"/>
      <text:p text:style-name="P19"><text:span text:style-name="T1">Or</text:span>: Byte x Byte -&gt; <text:s/>Byte</text:p>
      <text:p text:style-name="P19"><text:tab/><text:span text:style-name="T4">A or B hace un OR bit a bit de los bits de A con los bits de B. Por ejemplo, si A='10000100' y B='00000101' esta operación devolvería '10000101'.</text:span></text:p>
      <text:p text:style-name="P25"/>
      <text:p text:style-name="P19"><text:span text:style-name="T1">And</text:span>: Byte x Byte -&gt; <text:s/>Byte</text:p>
      <text:p text:style-name="P19"><text:tab/>A And B <text:span text:style-name="T4">hace un AND bit a bit de los bits de A con los bits de B. Por ejemplo, si A='10000100' y B='00000101' esta operación devolvería '00000100'.</text:span></text:p>
      <text:p text:style-name="P19"/>
      <text:p text:style-name="P19"><text:span text:style-name="T1">Xor</text:span>: Byte x Byte -&gt; <text:s/>Byte</text:p>
      <text:p text:style-name="P19"><text:tab/>A xor B<text:span text:style-name="T8"> hace un XOR bit a bit de los bits de A con los bits de B. Por ejemplo, si A='10000100' y B='00000101' esta operación devolvería '10000001'.</text:span></text:p>
      <text:p text:style-name="P20"/>
      <text:p text:style-name="P20"/>
      <text:p text:style-name="P20"/>
      <text:p text:style-name="P20"/>
      <text:p text:style-name="P20"/>
      <text:list text:style-name="L2">
        <text:list-item>
          <text:p text:style-name="P23">Operaciones de entrada y salida</text:p>
        </text:list-item>
      </text:list>
      <text:p text:style-name="P27"/>
      <text:p text:style-name="P28"/>
      <text:p text:style-name="P28">Las operaciones de manejo de ficheros y de entrada/salida son las equivalentes a las operaciones del paquete Direct_IO, adaptadas para ser usadas directamente con el tipo “Fichero Binario (T_Binary_File)”</text:p>
      <text:p text:style-name="P28"/>
      <text:p text:style-name="P28">Se enumeran a continuación tal como figuran en <text:span text:style-name="T9">d_byte.ads</text:span>:</text:p>
      <text:p text:style-name="P28"/>
      <text:p text:style-name="P29"><text:span text:style-name="T10"><text:s text:c="3"/></text:span><text:span text:style-name="T11">----------------</text:span></text:p>
      <text:p text:style-name="P30"><text:s text:c="3"/>-- Ficheros --</text:p>
      <text:p text:style-name="P31"><text:s text:c="3"/>----------------</text:p>
      <text:p text:style-name="P30"/>
      <text:p text:style-name="P29"><text:span text:style-name="T11"><text:s text:c="3"/></text:span><text:span text:style-name="T12">procedure </text:span><text:span text:style-name="T10">Create (</text:span></text:p>
      <text:p text:style-name="P29"><text:span text:style-name="T10"><text:s text:c="9"/>File : </text:span><text:span text:style-name="T12">in out </text:span><text:span text:style-name="T10">T_Binary_file; <text:s text:c="14"/></text:span></text:p>
      <text:p text:style-name="P29"><text:span text:style-name="T10"><text:s text:c="9"/>Mode : </text:span><text:span text:style-name="T12">in <text:s text:c="4"/></text:span><text:span text:style-name="T10">T_Mode <text:s/>:= Inout_File; </text:span></text:p>
      <text:p text:style-name="P29"><text:span text:style-name="T10"><text:s text:c="9"/>Name : </text:span><text:span text:style-name="T12">in <text:s text:c="4"/></text:span><text:span text:style-name="T10">String <text:s/>:= </text:span><text:span text:style-name="T13">"" <text:s text:c="9"/></text:span><text:span text:style-name="T10">); </text:span></text:p>
      <text:p text:style-name="P32"/>
      <text:p text:style-name="P29"><text:span text:style-name="T10"><text:s text:c="3"/></text:span><text:span text:style-name="T12">procedure </text:span><text:span text:style-name="T10">Open (</text:span></text:p>
      <text:p text:style-name="P29"><text:span text:style-name="T10"><text:s text:c="9"/>File : </text:span><text:span text:style-name="T12">in out </text:span><text:span text:style-name="T10">T_Binary_file; </text:span></text:p>
      <text:p text:style-name="P29"><text:span text:style-name="T10"><text:s text:c="9"/>Mode : </text:span><text:span text:style-name="T12">in <text:s text:c="4"/></text:span><text:span text:style-name="T10">T_Mode; <text:s/></text:span></text:p>
      <text:p text:style-name="P29"><text:span text:style-name="T10"><text:s text:c="9"/>Name : </text:span><text:span text:style-name="T12">in <text:s text:c="4"/></text:span><text:span text:style-name="T10">String <text:s text:c="2"/>); </text:span></text:p>
      <text:p text:style-name="P32"/>
      <text:p text:style-name="P29"><text:span text:style-name="T10"><text:s text:c="3"/></text:span><text:span text:style-name="T12">procedure </text:span><text:span text:style-name="T10">Close (</text:span></text:p>
      <text:p text:style-name="P29"><text:span text:style-name="T10"><text:s text:c="9"/>File : </text:span><text:span text:style-name="T12">in out </text:span><text:span text:style-name="T10">T_Binary_file ); </text:span></text:p>
      <text:p text:style-name="P32"/>
      <text:p text:style-name="P29"><text:span text:style-name="T10"><text:s text:c="3"/></text:span><text:span text:style-name="T12">procedure </text:span><text:span text:style-name="T10">Delete (</text:span></text:p>
      <text:p text:style-name="P29"><text:span text:style-name="T10"><text:s text:c="9"/>File : </text:span><text:span text:style-name="T12">in out </text:span><text:span text:style-name="T10">T_Binary_file ); </text:span></text:p>
      <text:p text:style-name="P32"/>
      <text:p text:style-name="P29"><text:span text:style-name="T10"><text:s text:c="3"/></text:span><text:span text:style-name="T12">procedure </text:span><text:span text:style-name="T10">Reset (</text:span></text:p>
      <text:p text:style-name="P29"><text:span text:style-name="T10"><text:s text:c="9"/>File : </text:span><text:span text:style-name="T12">in out </text:span><text:span text:style-name="T10">T_Binary_file; </text:span></text:p>
      <text:p text:style-name="P29"><text:span text:style-name="T10"><text:s text:c="9"/>Mode : </text:span><text:span text:style-name="T12">in <text:s text:c="4"/></text:span><text:span text:style-name="T10">T_Mode <text:s text:c="2"/>); </text:span></text:p>
      <text:p text:style-name="P32"/>
      <text:p text:style-name="P29"><text:span text:style-name="T10"><text:s text:c="3"/></text:span><text:span text:style-name="T12">procedure </text:span><text:span text:style-name="T10">Reset (</text:span></text:p>
      <text:p text:style-name="P29"><text:span text:style-name="T10"><text:s text:c="9"/>File : </text:span><text:span text:style-name="T12">in out </text:span><text:span text:style-name="T10">T_Binary_file ); </text:span></text:p>
      <text:p text:style-name="P32"/>
      <text:p text:style-name="P29"><text:span text:style-name="T10"><text:s text:c="3"/></text:span><text:span text:style-name="T12">function </text:span><text:span text:style-name="T10">Mode (</text:span></text:p>
      <text:p text:style-name="P29"><text:span text:style-name="T10"><text:s text:c="9"/>File : </text:span><text:span text:style-name="T12">in <text:s text:c="4"/></text:span><text:span text:style-name="T10">T_Binary_file ) </text:span></text:p>
      <text:p text:style-name="P29"><text:span text:style-name="T10"><text:s text:c="5"/></text:span><text:span text:style-name="T12">return </text:span><text:span text:style-name="T10">T_Mode; </text:span></text:p>
      <text:p text:style-name="P32"/>
      <text:p text:style-name="P29"><text:span text:style-name="T10"><text:s text:c="3"/></text:span><text:span text:style-name="T12">function </text:span><text:span text:style-name="T10">Name (</text:span></text:p>
      <text:p text:style-name="P29"><text:span text:style-name="T10"><text:s text:c="9"/>File : </text:span><text:span text:style-name="T12">in <text:s text:c="4"/></text:span><text:span text:style-name="T10">T_Binary_file ) </text:span></text:p>
      <text:p text:style-name="P29"><text:span text:style-name="T10"><text:s text:c="5"/></text:span><text:span text:style-name="T12">return </text:span><text:span text:style-name="T10">String; </text:span></text:p>
      <text:p text:style-name="P32"/>
      <text:p text:style-name="P29"><text:span text:style-name="T10"><text:s text:c="3"/></text:span><text:span text:style-name="T12">function </text:span><text:span text:style-name="T10">Is_Open (</text:span></text:p>
      <text:p text:style-name="P29"><text:span text:style-name="T10"><text:s text:c="9"/>File : </text:span><text:span text:style-name="T12">in <text:s text:c="4"/></text:span><text:span text:style-name="T10">T_Binary_file ) </text:span></text:p>
      <text:p text:style-name="P29"><text:span text:style-name="T10"><text:s text:c="5"/></text:span><text:span text:style-name="T12">return </text:span><text:span text:style-name="T10">Boolean; </text:span></text:p>
      <text:p text:style-name="P32"/>
      <text:p text:style-name="P32"/>
      <text:p text:style-name="P29"><text:span text:style-name="T10"><text:s text:c="3"/></text:span><text:span text:style-name="T11">------------------------</text:span></text:p>
      <text:p text:style-name="P30"><text:s text:c="3"/>-- Entrada / Salida--</text:p>
      <text:p text:style-name="P30"><text:s text:c="3"/>------------------------</text:p>
      <text:p text:style-name="P30"/>
      <text:p text:style-name="P29"><text:span text:style-name="T11"><text:s text:c="3"/></text:span><text:span text:style-name="T12">procedure </text:span><text:span text:style-name="T10">Read (</text:span></text:p>
      <text:p text:style-name="P29"><text:span text:style-name="T10"><text:s text:c="9"/>File : </text:span><text:span text:style-name="T12">in <text:s text:c="4"/></text:span><text:span text:style-name="T10">T_Binary_file; </text:span></text:p>
      <text:p text:style-name="P29"><text:span text:style-name="T10"><text:s text:c="9"/>Item : <text:s text:c="3"/></text:span><text:span text:style-name="T12">out </text:span><text:span text:style-name="T10">Byte; <text:s text:c="3"/></text:span></text:p>
      <text:p text:style-name="P29"><text:span text:style-name="T10"><text:s text:c="9"/>From : </text:span><text:span text:style-name="T12">in <text:s text:c="4"/></text:span><text:span text:style-name="T10">Positive ); </text:span></text:p>
      <text:p text:style-name="P32"/>
      <text:p text:style-name="P29"><text:span text:style-name="T10"><text:s text:c="3"/></text:span><text:span text:style-name="T12">procedure </text:span><text:span text:style-name="T10">Read (</text:span></text:p>
      <text:p text:style-name="P29"><text:span text:style-name="T10"><text:s text:c="9"/>File : </text:span><text:span text:style-name="T12">in <text:s text:c="4"/></text:span><text:span text:style-name="T10">T_Binary_file; </text:span></text:p>
      <text:p text:style-name="P29"><text:span text:style-name="T10"><text:s text:c="9"/>Item : <text:s text:c="3"/></text:span><text:span text:style-name="T12">out </text:span><text:span text:style-name="T10">Byte <text:s text:c="4"/>); </text:span></text:p>
      <text:p text:style-name="P32"/>
      <text:p text:style-name="P29"><text:span text:style-name="T10"><text:s text:c="3"/></text:span><text:span text:style-name="T12">procedure </text:span><text:span text:style-name="T10">Write (</text:span></text:p>
      <text:p text:style-name="P29"><text:span text:style-name="T10"><text:s text:c="9"/>File : </text:span><text:span text:style-name="T12">in <text:s text:c="4"/></text:span><text:span text:style-name="T10">T_Binary_file; </text:span></text:p>
      <text:p text:style-name="P29"><text:span text:style-name="T10"><text:s text:c="9"/>Item : </text:span><text:span text:style-name="T12">in <text:s text:c="4"/></text:span><text:span text:style-name="T10">Byte; <text:s text:c="3"/></text:span></text:p>
      <text:p text:style-name="P29"><text:span text:style-name="T10"><text:s text:c="9"/>To <text:s text:c="2"/>: </text:span><text:span text:style-name="T12">in <text:s text:c="4"/></text:span><text:span text:style-name="T10">Positive ); </text:span></text:p>
      <text:p text:style-name="P32"/>
      <text:p text:style-name="P29"><text:span text:style-name="T10"><text:s text:c="3"/></text:span><text:span text:style-name="T12">procedure </text:span><text:span text:style-name="T10">Write (</text:span></text:p>
      <text:p text:style-name="P29"><text:span text:style-name="T10"><text:s text:c="9"/>File : </text:span><text:span text:style-name="T12">in <text:s text:c="4"/></text:span><text:span text:style-name="T10">T_Binary_file; </text:span></text:p>
      <text:p text:style-name="P29"><text:span text:style-name="T10"><text:s text:c="9"/>Item : </text:span><text:span text:style-name="T12">in <text:s text:c="4"/></text:span><text:span text:style-name="T10">Byte <text:s text:c="4"/>); </text:span></text:p>
      <text:p text:style-name="P32"/>
      <text:p text:style-name="P29"><text:span text:style-name="T10"><text:s text:c="3"/></text:span><text:span text:style-name="T12">procedure </text:span><text:span text:style-name="T10">Set_Index (</text:span></text:p>
      <text:p text:style-name="P29"><text:span text:style-name="T10"><text:s text:c="9"/>File : </text:span><text:span text:style-name="T12">in <text:s text:c="4"/></text:span><text:span text:style-name="T10">T_Binary_file; </text:span></text:p>
      <text:p text:style-name="P29"><text:span text:style-name="T10"><text:s text:c="9"/>To <text:s text:c="2"/>: </text:span><text:span text:style-name="T12">in <text:s text:c="4"/></text:span><text:span text:style-name="T10">Positive ); </text:span></text:p>
      <text:p text:style-name="P32"/>
      <text:p text:style-name="P29"><text:span text:style-name="T10"><text:s text:c="3"/></text:span><text:span text:style-name="T12">function </text:span><text:span text:style-name="T10">Index (</text:span></text:p>
      <text:p text:style-name="P29"><text:span text:style-name="T10"><text:s text:c="9"/>File : </text:span><text:span text:style-name="T12">in <text:s text:c="4"/></text:span><text:span text:style-name="T10">T_Binary_file ) </text:span></text:p>
      <text:p text:style-name="P29"><text:span text:style-name="T10"><text:s text:c="5"/></text:span><text:span text:style-name="T12">return </text:span><text:span text:style-name="T10">Positive; </text:span></text:p>
      <text:p text:style-name="P32"/>
      <text:p text:style-name="P29"><text:span text:style-name="T10"><text:s text:c="3"/></text:span><text:span text:style-name="T12">function </text:span><text:span text:style-name="T10">Size (</text:span></text:p>
      <text:p text:style-name="P29"><text:span text:style-name="T10"><text:s text:c="9"/>File : </text:span><text:span text:style-name="T12">in <text:s text:c="4"/></text:span><text:span text:style-name="T10">T_Binary_file ) </text:span></text:p>
      <text:p text:style-name="P29"><text:span text:style-name="T10"><text:s text:c="5"/></text:span><text:span text:style-name="T12">return </text:span><text:span text:style-name="T10">Natural; </text:span></text:p>
      <text:p text:style-name="P32"/>
      <text:p text:style-name="P29"><text:span text:style-name="T10"><text:s text:c="3"/></text:span><text:span text:style-name="T12">function </text:span><text:span text:style-name="T10">End_Of_File (</text:span></text:p>
      <text:p text:style-name="P29"><text:span text:style-name="T10"><text:s text:c="9"/>File : </text:span><text:span text:style-name="T12">in <text:s text:c="4"/></text:span><text:span text:style-name="T10">T_Binary_file ) </text:span></text:p>
      <text:p text:style-name="P29"><text:span text:style-name="T10"><text:s text:c="5"/></text:span><text:span text:style-name="T12">return </text:span><text:span text:style-name="T10">Boolean; </text:span></text:p>
      <text:p text:style-name="P32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FixedSys" svg:font-family="FixedSys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creation-date>2005-07-02T16:58:57</meta:creation-date>
    <dc:date>2005-07-26T09:22:37</dc:date>
    <dc:language>es-ES</dc:language>
    <meta:editing-cycles>13</meta:editing-cycles>
    <meta:editing-duration>PT1H14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34" meta:word-count="1086" meta:character-count="6429"/>
  </office:meta>
</office:document-meta>
</file>